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200000223A61E59346312106A.png" manifest:media-type="image/png"/>
  <manifest:file-entry manifest:full-path="Pictures/1000020100000248000003617FA50CC73AE3F0BD.png" manifest:media-type="image/png"/>
  <manifest:file-entry manifest:full-path="Pictures/100002010000032F000001BD690AD977BA0AC8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background-color="#ffffff"/>
    </style:style>
    <style:style style:name="P4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justify" style:justify-single-word="false" fo:background-color="#ffffff"/>
    </style:style>
    <style:style style:name="P5" style:family="paragraph" style:parent-style-name="Standard" style:master-page-name="Standard">
      <style:paragraph-properties fo:margin-top="0.1665in" fo:margin-bottom="0in" loext:contextual-spacing="false" fo:line-height="150%" fo:text-align="center" style:justify-single-word="false" style:page-number="1"/>
    </style:style>
    <style:style style:name="P6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ОБРНАУКИ РОССИИ</text:span></text:p>
      <text:p text:style-name="P1"><text:span text:style-name="T1">Федеральное государственное бюджетное образовательное учреждение</text:span></text:p>
      <text:p text:style-name="P1"><text:span text:style-name="T1">высшего образования</text:span></text:p>
      <text:p text:style-name="P1"><text:span text:style-name="T1">«САРАТОВСКИЙ НАЦИОНАЛЬНЫЙ ИССЛЕДОВАТЕЛЬСКИЙ ГОСУДАРСТВЕННЫЙ УНИВЕРСИТЕТ</text:span></text:p>
      <text:p text:style-name="P1"><text:span text:style-name="T1">ИМЕНИ Н.Г. ЧЕРНЫШЕВСКОГО»</text:span></text:p>
      <text:p text:style-name="P2"><text:a xlink:type="simple" xlink:href="https://www.sgu.ru/structure/computersciences/theorinfotech" text:style-name="ListLabel_20_1" text:visited-style-name="ListLabel_20_1"><text:span text:style-name="T2">Кафедра дискретной математики и информационных технологий</text:span></text:a></text:p>
      <text:p text:style-name="P2"><text:span text:style-name="T1">ЛАБОРАТОРНАЯ РАБОТА №1</text:span></text:p>
      <text:p text:style-name="P3"><text:span text:style-name="T1"><text:line-break/></text:span></text:p>
      <text:p text:style-name="P3"><text:span text:style-name="T1"><text:line-break/></text:span></text:p>
      <text:p text:style-name="P3"><text:span text:style-name="T1">студента</text:span> <text:span text:style-name="T1">4</text:span> <text:span text:style-name="T1">курса 421</text:span><text:span text:style-name="T3"> </text:span><text:span text:style-name="T1">группы</text:span></text:p>
      <text:p text:style-name="P3"><text:span text:style-name="T1">направления 09.03.01 Информатика и вычислительная техника</text:span></text:p>
      <text:p text:style-name="P3"><text:span text:style-name="T1">факультета компьютерных наук и информационных технологий</text:span></text:p>
      <text:p text:style-name="P3"><text:span text:style-name="T1">Морозова Никиты Андреевича<text:line-break/></text:span></text:p>
      <text:p text:style-name="P4"><text:span text:style-name="T1">Преподаватель</text:span></text:p>
      <text:p text:style-name="P4"><text:span text:style-name="T1">Станкевич Елена Петровна<text:line-break/></text:span></text:p>
      <text:p text:style-name="P6"><text:span text:style-name="T1">Саратов 2024</text:span></text:p>
      <text:p text:style-name="P6"><text:span text:style-name="T1">Вариант 10.</text:span></text:p>
      <text:p text:style-name="P6"><text:span text:style-name="T1"><text:line-break/></text:span><draw:frame draw:style-name="fr1" draw:name="image2.png" text:anchor-type="as-char" svg:width="6.2681in" svg:height="3.4165in" draw:z-index="0"><draw:image xlink:href="Pictures/100002010000032F000001BD690AD977BA0AC8DE.png" xlink:type="simple" xlink:show="embed" xlink:actuate="onLoad" loext:mime-type="image/png"/></draw:frame></text:p>
      <text:p text:style-name="P6"><draw:frame draw:style-name="fr1" draw:name="image3.png" text:anchor-type="as-char" svg:width="6.2681in" svg:height="4.028in" draw:z-index="0"><draw:image xlink:href="Pictures/100002010000035200000223A61E59346312106A.png" xlink:type="simple" xlink:show="embed" xlink:actuate="onLoad" loext:mime-type="image/png"/></draw:frame></text:p>
      <text:p text:style-name="P6"><draw:frame draw:style-name="fr1" draw:name="image1.png" text:anchor-type="as-char" svg:width="6.0835in" svg:height="9.0102in" draw:z-index="0"><draw:image xlink:href="Pictures/1000020100000248000003617FA50CC73AE3F0BD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0" meta:word-count="54" meta:character-count="507" meta:non-whitespace-character-count="463"/>
    <meta:generator>LibreOfficeDev/6.0.5.2$Linux_X86_64 LibreOffice_project/</meta:generator>
  </office:meta>
</office:document-meta>
</file>